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555in"/>
    </style:style>
    <style:style style:name="co3" style:family="table-column">
      <style:table-column-properties fo:break-before="auto" style:column-width="2.489in"/>
    </style:style>
    <style:style style:name="co4" style:family="table-column">
      <style:table-column-properties fo:break-before="auto" style:column-width="1.0665in"/>
    </style:style>
    <style:style style:name="co5" style:family="table-column">
      <style:table-column-properties fo:break-before="auto" style:column-width="1.778in"/>
    </style:style>
    <style:style style:name="co6" style:family="table-column">
      <style:table-column-properties fo:break-before="auto" style:column-width="2.1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29"/>
    <style:style style:name="ce4" style:family="table-cell" style:parent-style-name="Default" style:data-style-name="N0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3"/>
        <table:table-column table:style-name="co5" table:default-cell-style-name="ce3"/>
        <table:table-column table:style-name="co6"/>
        <table:table-row table:style-name="ro1">
          <table:table-cell table:style-name="ce1" office:value-type="string" calcext:value-type="string" table:number-columns-spanned="6" table:number-rows-spanned="1">
            <text:p>Pi-Non BOM</text:p>
          </table:table-cell>
          <table:covered-table-cell table:number-columns-repeated="3"/>
          <table:covered-table-cell table:number-columns-repeated="2" table:style-name="Default"/>
          <table:table-cell table:style-name="Default"/>
        </table:table-row>
        <table:table-row table:style-name="ro1">
          <table:table-cell office:value-type="string" calcext:value-type="string">
            <text:p>S. No.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ink &amp; Shop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Price per piece</text:p>
          </table:table-cell>
          <table:table-cell table:style-name="Default" office:value-type="string" calcext:value-type="string">
            <text:p>Total Price W/o Shipping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 Pendrive</text:p>
          </table:table-cell>
          <table:table-cell office:value-type="string" calcext:value-type="string">
            <text:p><text:a xlink:href="https://www.amazon.in/gp/product/B09DK8QF8F/ref=ox_sc_act_title_1?smid=AJ6SIZC8YQDZX&amp;psc=1" xlink:type="simple">Amazon.in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1287" calcext:value-type="currency">
            <text:p>₹1,287.00</text:p>
          </table:table-cell>
          <table:table-cell table:formula="of:=[.E3]*[.D3]" office:value-type="currency" office:currency="INR" office:value="1287" calcext:value-type="currency">
            <text:p>₹1,287.00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<text:a xlink:href="https://www.amazon.in/gp/product/B0CFB4DSST/ref=ox_sc_act_title_2?smid=A34RBS7MAVZ4G4&amp;psc=1" xlink:type="simple">Amazon.in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1863" calcext:value-type="currency">
            <text:p>₹1,863.00</text:p>
          </table:table-cell>
          <table:table-cell table:formula="of:=[.E4]*[.D4]" office:value-type="currency" office:currency="INR" office:value="1863" calcext:value-type="currency">
            <text:p>₹1,863.00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 4 8gb</text:p>
          </table:table-cell>
          <table:table-cell office:value-type="string" calcext:value-type="string">
            <text:p><text:a xlink:href="https://robu.in/product/raspberry-pi-4-model-b-with-8-gb-ram/" xlink:type="simple">Robu.in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9029" calcext:value-type="currency">
            <text:p>₹9,029.00</text:p>
          </table:table-cell>
          <table:table-cell table:formula="of:=[.E5]*[.D5]" office:value-type="currency" office:currency="INR" office:value="9029" calcext:value-type="currency">
            <text:p>₹9,029.00</text:p>
          </table:table-cell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 HQ camera</text:p>
          </table:table-cell>
          <table:table-cell office:value-type="string" calcext:value-type="string">
            <text:p><text:a xlink:href="https://robu.in/product/arducam-high-quality-camera-for-raspberry-pi-12-3mp-1-2-3-inch-hq-camera-module-with-6mm-cs-lens-for-pi-4b-3b-2b-3a-pi-zero-and-more/" xlink:type="simple">Robu.in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6315" calcext:value-type="currency">
            <text:p>₹6,315.00</text:p>
          </table:table-cell>
          <table:table-cell table:formula="of:=[.E6]*[.D6]" office:value-type="currency" office:currency="INR" office:value="6315" calcext:value-type="currency">
            <text:p>₹6,315.00</text:p>
          </table:table-cell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cro SD Card</text:p>
          </table:table-cell>
          <table:table-cell office:value-type="string" calcext:value-type="string">
            <text:p><text:a xlink:href="https://robu.in/product/raspberry-pi-micro-sd-card-64gb/" xlink:type="simple">Robu.in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1099" calcext:value-type="currency">
            <text:p>₹1,099.00</text:p>
          </table:table-cell>
          <table:table-cell table:formula="of:=[.E7]*[.D7]" office:value-type="currency" office:currency="INR" office:value="1099" calcext:value-type="currency">
            <text:p>₹1,099.00</text:p>
          </table:table-cell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bles</text:p>
          </table:table-cell>
          <table:table-cell office:value-type="string" calcext:value-type="string">
            <text:p><text:a xlink:href="https://robu.in/product/20cm-dupont-wire-color-jumper-cable-2-54mm-1p-1p-female-female-40pcs/" xlink:type="simple">Robu.in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38" calcext:value-type="currency">
            <text:p>₹38.00</text:p>
          </table:table-cell>
          <table:table-cell table:formula="of:=[.E8]*[.D8]" office:value-type="currency" office:currency="INR" office:value="38" calcext:value-type="currency">
            <text:p>₹38.00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x Switch and keycap</text:p>
          </table:table-cell>
          <table:table-cell office:value-type="string" calcext:value-type="string">
            <text:p>I Already have some</text:p>
          </table:table-cell>
          <table:table-cell office:value-type="float" office:value="0" calcext:value-type="float">
            <text:p>0</text:p>
          </table:table-cell>
          <table:table-cell office:value-type="currency" office:currency="INR" office:value="0" calcext:value-type="currency">
            <text:p>₹0.00</text:p>
          </table:table-cell>
          <table:table-cell table:formula="of:=[.E9]*[.D9]" office:value-type="currency" office:currency="INR" office:value="0" calcext:value-type="currency">
            <text:p>₹0.00</text:p>
          </table:table-cell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uchscreen and cooling fan</text:p>
          </table:table-cell>
          <table:table-cell office:value-type="string" calcext:value-type="string">
            <text:p><text:a xlink:href="https://www.alibaba.com/product-detail/Raspberry-Pi-4B-3-5-Inch_1601288742048.html?spm=a2756.trade-carp.valid-supplier.2.6bed31923TY8sC" xlink:type="simple">Alibaba.com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1003.63" calcext:value-type="currency">
            <text:p>₹1,003.63</text:p>
          </table:table-cell>
          <table:table-cell table:formula="of:=[.E10]*[.D10]" office:value-type="currency" office:currency="INR" office:value="1003.63" calcext:value-type="currency">
            <text:p>₹1,003.63</text:p>
          </table:table-cell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ns for hq cam</text:p>
          </table:table-cell>
          <table:table-cell office:value-type="string" calcext:value-type="string">
            <text:p><text:a xlink:href="https://www.alibaba.com/product-detail/8-50mm-Zoom-Lens-for-Raspberry_1601520229807.html?spm=a2756.trade-carp.valid-supplier.2.6bed31923TY8sC" xlink:type="simple">Alibaba.com</text:a></text:p>
          </table:table-cell>
          <table:table-cell office:value-type="float" office:value="1" calcext:value-type="float">
            <text:p>1</text:p>
          </table:table-cell>
          <table:table-cell office:value-type="currency" office:currency="INR" office:value="3174.17" calcext:value-type="currency">
            <text:p>₹3,174.17</text:p>
          </table:table-cell>
          <table:table-cell table:formula="of:=[.E11]*[.D11]" office:value-type="currency" office:currency="INR" office:value="3174.17" calcext:value-type="currency">
            <text:p>₹3,174.17</text:p>
          </table:table-cell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2.5x8mm screws</text:p>
          </table:table-cell>
          <table:table-cell office:value-type="string" calcext:value-type="string">
            <text:p><text:a xlink:href="https://onlyscrews.in/products/m2-5-x-8mm-phillips-pan-head-ss-304-screw?variant=49225976676665" xlink:type="simple">Onlyscrews.in</text:a>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2.6" calcext:value-type="currency">
            <text:p>₹2.60</text:p>
          </table:table-cell>
          <table:table-cell table:formula="of:=[.E12]*[.D12]" office:value-type="currency" office:currency="INR" office:value="36.4" calcext:value-type="currency">
            <text:p>₹36.40</text:p>
          </table:table-cell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2.5x8mm inserts</text:p>
          </table:table-cell>
          <table:table-cell office:value-type="string" calcext:value-type="string">
            <text:p><text:a xlink:href="https://onlyscrews.in/products/m2-5-x-8mm-brass-threaded-inserts?variant=49610304586041" xlink:type="simple">Onlyscrews.in</text:a></text:p>
          </table:table-cell>
          <table:table-cell office:value-type="float" office:value="14" calcext:value-type="float">
            <text:p>14</text:p>
          </table:table-cell>
          <table:table-cell office:value-type="currency" office:currency="INR" office:value="2.6" calcext:value-type="currency">
            <text:p>₹2.60</text:p>
          </table:table-cell>
          <table:table-cell table:formula="of:=[.E13]*[.D13]" office:value-type="currency" office:currency="INR" office:value="36.4" calcext:value-type="currency">
            <text:p>₹36.40</text:p>
          </table:table-cell>
          <table:table-cell table:style-name="Default"/>
        </table:table-row>
        <table:table-row table:style-name="ro1" table:number-rows-repeated="2"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table:style-name="ce4" office:value-type="string" calcext:value-type="string">
            <text:p>Total</text:p>
          </table:table-cell>
          <table:table-cell table:formula="of:=SUM([.F3:.F13])" office:value-type="currency" office:currency="INR" office:value="23881.6" calcext:value-type="currency">
            <text:p>₹23,881.60</text:p>
          </table:table-cell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Total USD</text:p>
          </table:table-cell>
          <table:table-cell table:style-name="ce5" table:formula="of:=[.F16]*0.011" office:value-type="currency" office:currency="USD" office:value="262.6976" calcext:value-type="currency">
            <text:p>$262.70</text:p>
          </table:table-cell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this is without shipping btw</text:p>
          </table:table-cell>
          <table:table-cell table:style-name="Default"/>
        </table:table-row>
        <table:table-row table:style-name="ro1" table:number-rows-repeated="12">
          <table:table-cell table:number-columns-repeated="6"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IN">₹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IN">₹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3">00/00/0000</text:date>, <text:time style:data-style-name="N2" text:time-value="16:01:34.973485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3T11:40:32.962327300</meta:creation-date>
    <dc:date>2026-01-03T16:24:01.138920600</dc:date>
    <meta:editing-duration>PT6M53S</meta:editing-duration>
    <meta:editing-cycles>2</meta:editing-cycles>
    <meta:generator>LibreOffice/25.8.4.2$Windows_X86_64 LibreOffice_project/290daaa01b999472f0c7a3890eb6a550fd74c6df</meta:generator>
    <meta:document-statistic meta:table-count="1" meta:cell-count="78" meta:object-count="0"/>
  </office:meta>
</office:document-meta>
</file>